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Lato Extended" svg:font-family="'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font-size="18pt" officeooo:rsid="0002c0ce" officeooo:paragraph-rsid="0002c0ce" style:font-size-asian="18pt" style:font-size-complex="18pt"/>
    </style:style>
    <style:style style:name="P2" style:family="paragraph" style:parent-style-name="Text_20_body">
      <style:text-properties officeooo:paragraph-rsid="00018749"/>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paragraph-rsid="00018749" style:text-blinking="false" fo:background-color="transparent" style:font-size-asian="14pt" style:font-size-complex="14p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3pt" fo:font-style="normal" style:text-underline-style="none" fo:font-weight="normal" officeooo:paragraph-rsid="00018749" style:text-blinking="false" fo:background-color="transparent" style:font-size-asian="13pt" style:font-size-complex="13p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3pt" fo:font-style="normal" style:text-underline-style="none" fo:font-weight="normal" officeooo:rsid="0013e5b6" officeooo:paragraph-rsid="00018749" style:text-blinking="false" fo:background-color="transparent" style:font-size-asian="13pt" style:font-size-complex="13p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18749"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18749" officeooo:paragraph-rsid="00018749"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1pt" fo:font-style="normal" fo:font-weight="normal" officeooo:paragraph-rsid="00018749"/>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1pt" fo:font-style="normal" fo:font-weight="normal" officeooo:rsid="0002c0ce" officeooo:paragraph-rsid="0002c0ce"/>
    </style:style>
    <style:style style:name="P10" style:family="paragraph" style:parent-style-name="Text_20_body">
      <style:paragraph-properties fo:margin-top="0in" fo:margin-bottom="0in" loext:contextual-spacing="false" fo:line-height="138%" style:writing-mode="lr-tb"/>
      <style:text-properties fo:font-size="14pt" officeooo:paragraph-rsid="00018749" style:font-size-asian="14pt" style:font-size-complex="14pt"/>
    </style:style>
    <style:style style:name="P11" style:family="paragraph" style:parent-style-name="Text_20_body">
      <style:paragraph-properties fo:margin-top="0in" fo:margin-bottom="0in" loext:contextual-spacing="false" fo:line-height="138%" style:writing-mode="lr-tb"/>
      <style:text-properties fo:font-size="13pt" officeooo:paragraph-rsid="00018749" style:font-size-asian="13pt" style:font-size-complex="13pt"/>
    </style:style>
    <style:style style:name="P12" style:family="paragraph" style:parent-style-name="Text_20_body">
      <style:paragraph-properties fo:margin-top="0in" fo:margin-bottom="0in" loext:contextual-spacing="false" fo:line-height="138%" style:writing-mode="lr-tb"/>
      <style:text-properties officeooo:paragraph-rsid="00018749"/>
    </style:style>
    <style:style style:name="T1" style:family="text">
      <style:text-properties fo:font-weight="normal"/>
    </style:style>
    <style:style style:name="T2"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tyle="normal" style:text-underline-style="none" fo:font-weight="normal" officeooo:rsid="0012ee9d"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officeooo:rsid="001996bc"/>
    </style:style>
    <style:style style:name="T6" style:family="text">
      <style:text-properties officeooo:rsid="00018749"/>
    </style:style>
    <style:style style:name="T7" style:family="text">
      <style:text-properties style:text-line-through-style="none" style:text-line-through-type="none" style:text-underline-style="none" style:text-blinking="false" fo:background-color="transparent" loext:char-shading-value="0"/>
    </style:style>
    <style:style style:name="T8" style:family="text">
      <style:text-properties style:text-line-through-style="none" style:text-line-through-type="none" style:text-underline-style="none" officeooo:rsid="00018749" style:text-blinking="false" fo:background-color="transparent" loext:char-shading-value="0"/>
    </style:style>
    <style:style style:name="T9" style:family="text">
      <style:text-properties style:text-line-through-style="none" style:text-line-through-type="none" style:text-underline-style="none" officeooo:rsid="0002c0ce" style:text-blinking="false"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span text:style-name="T6">GRADING SYSTEM</text:span></text:p>
      <text:p text:style-name="P10"><text:span text:style-name="T2">#### Date</text:span><text:span text:style-name="T3"> <text:s/>2024-03-24</text:span></text:p>
      <text:p text:style-name="P10"><text:span text:style-name="T2">#### By </text:span><text:span text:style-name="T3">Patricia Mwangi</text:span></text:p>
      <text:p text:style-name="P2"/>
      <text:p text:style-name="P4">## Description</text:p>
      <text:p text:style-name="P7">It is a grading system that takes one’s marks as it’s argument. This argument undergoes through some arithmetic operations that have been set place to group the marks into the right grading system that has already been set in place.</text:p>
      <text:p text:style-name="P7"/>
      <text:p text:style-name="P5">## Project Setup.</text:p>
      <text:p text:style-name="P8"><text:span text:style-name="T8">The grading system page prompts the user to input their marks. A list of the grade groups have already been set place </text:span><text:span text:style-name="T9">as follows <text:s/>A&gt;79, B - 60 to 79, C - 49 to 59, D – 40 to 49, <text:s/>E– less 40;</text:span></text:p>
      <text:p text:style-name="P9"><text:span text:style-name="T9">i</text:span><text:span text:style-name="T7">f the input is above 79 for example the user will get an A and so forth.</text:span></text:p>
      <text:p text:style-name="P2"/>
      <text:p text:style-name="P11"><text:span text:style-name="T2">## Technologies used</text:span></text:p>
      <text:p text:style-name="P6">HTML</text:p>
      <text:p text:style-name="P6">CSS</text:p>
      <text:p text:style-name="P6">Github</text:p>
      <text:p text:style-name="P12"><text:span text:style-name="T4">Javascript</text:span></text:p>
      <text:p text:style-name="P2"/>
      <text:p text:style-name="P4">### License</text:p>
      <text:p text:style-name="P12">As the sole proprietor of this content I reserve all rights. <text:s/><text:span text:style-name="T5">All altercations made should be through the author Patricia Mwangi.</text:span></text:p>
      <text:p text:style-name="P2"><text:span text:style-name="T1"><text:line-break/><text:line-break/><text:line-break/><text:line-break/><text:line-break/><text:line-break/><text:line-break/><text:line-break/><text:line-break/><text:line-break/><text:line-break/><text:line-break/><text:line-break/><text:line-break/><text:line-break/></text:span><text:soft-page-break/><text:span text:style-name="T1"><text:line-break/><text:line-break/><text:line-break/><text:line-break/></text:span></text:p>
      <text:p text:style-name="P6"/>
      <text:p text:style-name="P2"><text:span text:style-name="T1"><text:line-break/><text:line-break/><text:line-break/><text:line-break/><text:line-break/><text:line-break/><text:line-break/><text:line-break/><text:line-break/><text:line-break/><text:line-break/><text:line-break/><text:line-break/><text:line-break/><text:line-break/><text:line-break/><text:line-break/><text:line-break/></text:span></text:p>
      <text:p text:style-name="P2"><text:span text:style-name="T1"><text:line-break/><text:line-break/><text:line-break/><text:line-break/><text:line-break/><text:line-break/><text:line-break/><text:line-break/><text:line-break/></text:span></text:p>
      <text:p text:style-name="P2"/>
      <text:p text:style-name="P2"><text:span text:style-name="T1"><text:line-break/><text:line-break/><text:line-break/><text:line-break/><text:line-break/><text:line-break/></text:span><text:soft-page-break/><text:span text:style-name="T1"><text:line-break/><text:line-break/><text:line-break/><text:line-break/><text:line-break/><text:line-break/><text:line-break/><text:line-brea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Lato Extended" svg:font-family="'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8pt" officeooo:rsid="0002c0ce" officeooo:paragraph-rsid="0002c0ce" style:font-size-asian="18pt" style:font-size-complex="1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READ 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24T19:09:08.847663661</meta:creation-date>
    <dc:date>2024-03-24T19:33:05.137661584</dc:date>
    <meta:editing-duration>PT6M55S</meta:editing-duration>
    <meta:editing-cycles>1</meta:editing-cycles>
    <meta:document-statistic meta:table-count="0" meta:image-count="0" meta:object-count="0" meta:page-count="3" meta:paragraph-count="20" meta:word-count="146" meta:character-count="836" meta:non-whitespace-character-count="641"/>
    <meta:generator>LibreOffice/6.4.7.2$Linux_X86_64 LibreOffice_project/40$Build-2</meta:generator>
  </office:meta>
</office:document-meta>
</file>